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7.35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7.35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14.335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10.208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9cm" svg:y="15.2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8cm" svg:y="10.2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309cm" svg:y="10.2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209cm" svg:y="10.2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635cm" svg:height="0.635cm" svg:x="14.335cm" svg:y="14.3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7.351cm" svg:y="10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14.336cm" svg:y="10.8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0.843cm" svg:y="14.3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0.843cm" svg:y="7.3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0.844cm" svg:y="10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716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7.11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55cm" svg:height="1.07cm" svg:x="8.421cm" svg:y="17.075cm">
          <draw:text-box>
            <text:p>= Kinematic DOF</text:p>
          </draw:text-box>
        </draw:frame>
        <draw:frame draw:style-name="gr4" draw:layer="layout" svg:width="7.82cm" svg:height="1.07cm" svg:x="8.421cm" svg:y="18.375cm">
          <draw:text-box>
            <text:p>= Thermodynamic DO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1-20T15:58:00</dc:date>
    <meta:editing-duration>PT01H14M54S</meta:editing-duration>
    <meta:editing-cycles>9</meta:editing-cycles>
    <meta:generator>OpenOffice.org/3.1$Linux OpenOffice.org_project/310m19$Build-9420</meta:generator>
    <meta:document-statistic meta:object-count="23"/>
  </office:meta>
</office:document-meta>
</file>